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0.5cm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10.7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3.672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3.672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7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2.75cm" fo:min-width="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3.672cm"/>
    </style:style>
    <style:style style:name="gr11" style:family="graphic" style:parent-style-name="standard">
      <style:graphic-properties draw:textarea-horizontal-align="justify" draw:textarea-vertical-align="middle" draw:auto-grow-height="false" fo:min-height="4.55cm" fo:min-width="5.9cm"/>
    </style:style>
    <style:style style:name="gr12" style:family="graphic" style:parent-style-name="objectwithoutfill">
      <style:graphic-properties draw:stroke="dash" draw:stroke-dash="Fine_20_Dott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2.75cm" fo:min-width="5.3cm"/>
    </style:style>
    <style:style style:name="gr14" style:family="graphic" style:parent-style-name="standard">
      <style:graphic-properties draw:textarea-horizontal-align="justify" draw:textarea-vertical-align="middle" draw:auto-grow-height="false" fo:min-height="0.884cm" fo:min-width="1.25cm"/>
    </style:style>
    <style:style style:name="gr15" style:family="graphic" style:parent-style-name="standard">
      <style:graphic-properties draw:textarea-horizontal-align="justify" draw:textarea-vertical-align="middle" draw:auto-grow-height="false" fo:min-height="1.448cm" fo:min-width="3.814cm"/>
    </style:style>
    <style:style style:name="gr16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378cm" fo:min-width="4.098cm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20" style:family="graphic" style:parent-style-name="standard">
      <style:graphic-properties draw:textarea-horizontal-align="justify" draw:textarea-vertical-align="middle" draw:auto-grow-height="false" fo:min-height="0.812cm" fo:min-width="4.098cm"/>
    </style:style>
    <style:style style:name="gr21" style:family="graphic" style:parent-style-name="standard">
      <style:graphic-properties svg:stroke-color="#990000" draw:textarea-horizontal-align="justify" draw:textarea-vertical-align="middle" draw:auto-grow-height="false" fo:min-height="2.15cm" fo:min-width="4.6cm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65cm" fo:min-width="4.2cm"/>
    </style:style>
    <style:style style:name="gr25" style:family="graphic" style:parent-style-name="standard">
      <style:graphic-properties draw:textarea-horizontal-align="justify" draw:textarea-vertical-align="middle" draw:auto-grow-height="false" fo:min-height="2.65cm" fo:min-width="5.3cm"/>
    </style:style>
    <style:style style:name="gr26" style:family="graphic" style:parent-style-name="standard">
      <style:graphic-properties draw:fill-color="#ff950e" draw:textarea-horizontal-align="justify" draw:textarea-vertical-align="middle" draw:auto-grow-height="false" fo:min-height="2.75cm" fo:min-width="6cm"/>
    </style:style>
    <style:style style:name="gr2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164cm" fo:min-width="4.38cm"/>
    </style:style>
    <style:style style:name="gr29" style:family="graphic" style:parent-style-name="standard">
      <style:graphic-properties draw:textarea-horizontal-align="justify" draw:textarea-vertical-align="middle" draw:auto-grow-height="false" fo:min-height="1.55cm" fo:min-width="8.6cm"/>
    </style:style>
    <style:style style:name="gr30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31" style:family="graphic" style:parent-style-name="standard">
      <style:graphic-properties draw:textarea-horizontal-align="justify" draw:textarea-vertical-align="middle" draw:auto-grow-height="false" fo:min-height="1.05cm" fo:min-width="6.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1.5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7cm"/>
    </style:style>
    <style:style style:name="gr34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35" style:family="graphic" style:parent-style-name="standard">
      <style:graphic-properties svg:stroke-color="#990000" draw:textarea-horizontal-align="justify" draw:textarea-vertical-align="middle" draw:auto-grow-height="false" fo:min-height="1.65cm" fo:min-width="3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11cm" svg:height="6.5cm" svg:x="4.5cm" svg:y="1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1.2cm" svg:height="7cm" svg:x="4.5cm" svg:y="4.8cm">
          <text:p text:style-name="P1">Servid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1cm" svg:y1="11.8cm" svg:x2="10cm" svg:y2="18cm" draw:start-shape="id1" draw:start-glue-point="2" draw:end-shape="id2" svg:d="M10100 11800l-100 6200" svg:viewBox="0 0 101 6201">
          <text:p/>
        </draw:connector>
      </draw:page>
      <draw:page draw:name="page2" draw:style-name="dp1" draw:master-page-name="Padrão">
        <draw:custom-shape draw:style-name="gr4" draw:text-style-name="P1" draw:layer="layout" svg:width="5.9cm" svg:height="2.1cm" svg:x="1.7cm" svg:y="2.1cm">
          <text:p text:style-name="P1">Cadas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4.6cm" svg:x="9cm" svg:y="1.5cm">
          <text:p text:style-name="P1">Cpf valido</text:p>
          <text:p text:style-name="P1">E-mail valido</text:p>
          <text:p text:style-name="P1">senh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Padrão">
        <draw:custom-shape draw:style-name="gr6" draw:text-style-name="P1" draw:layer="layout" svg:width="5.9cm" svg:height="2.3cm" svg:x="2.3cm" svg:y="2.3cm">
          <text:p text:style-name="P1">Novo pedi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5cm" svg:height="0.6cm" svg:x="6.4cm" svg:y="1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5cm" svg:height="3cm" svg:x="12.1cm" svg:y="3.1cm">
          <text:p text:style-name="P1">Pedid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4cm" svg:y1="3.6cm" svg:x2="12cm" svg:y2="4.5cm">
          <text:p/>
        </draw:line>
        <draw:custom-shape draw:style-name="gr10" draw:text-style-name="P1" draw:layer="layout" svg:width="5.9cm" svg:height="2.8cm" svg:x="2.5cm" svg:y="7.8cm">
          <text:p text:style-name="P1">Motoboy ativ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5cm" svg:height="3cm" svg:x="12cm" svg:y="7.2cm">
          <text:p text:style-name="P1">Motoboys ativ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5cm" svg:y1="9.2cm" svg:x2="11.8cm" svg:y2="8.4cm">
          <text:p/>
        </draw:line>
        <draw:custom-shape draw:style-name="gr11" draw:text-style-name="P1" xml:id="id3" draw:id="id3" draw:layer="layout" svg:width="6.4cm" svg:height="4.8cm" svg:x="1cm" svg:y="12.5cm">
          <text:p text:style-name="P1">Procura motoboys </text:p>
          <text:p text:style-name="P1">Mais próximos e</text:p>
          <text:p text:style-name="P1"><text:s/>cria oportunidades </text:p>
          <text:p text:style-name="P1">que ligam remetentes </text:p>
          <text:p text:style-name="P1">a entregadores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3cm" svg:y1="5.7cm" svg:x2="6.9cm" svg:y2="12.4cm">
          <text:p/>
        </draw:line>
        <draw:line draw:style-name="gr12" draw:text-style-name="P2" draw:layer="layout" svg:x1="12.4cm" svg:y1="10.5cm" svg:x2="7.4cm" svg:y2="12.6cm">
          <text:p/>
        </draw:line>
        <draw:custom-shape draw:style-name="gr13" draw:text-style-name="P3" xml:id="id4" draw:id="id4" draw:layer="layout" svg:width="5.8cm" svg:height="3cm" svg:x="8.4cm" svg:y="13.5cm">
          <text:p text:style-name="P1"><text:s/>oportunidade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5cm" svg:height="3cm" svg:x="12cm" svg:y="7.2cm">
          <text:p text:style-name="P1">Motoboys ativ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cm" svg:height="3.4cm" svg:x="8.3cm" svg:y="19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1cm" svg:height="2.4cm" svg:x="1.3cm" svg:y="19.4cm">
          <text:p text:style-name="P1">Motoboy pede</text:p>
          <text:p text:style-name="P1">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8.764cm" svg:y1="16.812cm" svg:x2="4.2cm" svg:y2="17.3cm" draw:end-shape="id3" draw:end-glue-point="2" svg:d="M8764 16812c0 1483-4564 1239-4564 488" svg:viewBox="0 0 4565 1085">
          <text:p/>
        </draw:connector>
        <draw:line draw:style-name="gr12" draw:text-style-name="P2" draw:layer="layout" svg:x1="11cm" svg:y1="16.7cm" svg:x2="10.7cm" svg:y2="20cm">
          <text:p/>
        </draw:line>
        <draw:line draw:style-name="gr9" draw:text-style-name="P2" draw:layer="layout" svg:x1="7.4cm" svg:y1="20.7cm" svg:x2="9cm" svg:y2="20.9cm">
          <text:p/>
        </draw:line>
        <draw:line draw:style-name="gr16" draw:text-style-name="P2" draw:layer="layout" svg:x1="11.2cm" svg:y1="21.1cm" svg:x2="13.1cm" svg:y2="20.9cm">
          <text:p/>
        </draw:line>
        <draw:custom-shape draw:style-name="gr17" draw:text-style-name="P1" draw:layer="layout" svg:width="6.5cm" svg:height="2.3cm" svg:x="13.3cm" svg:y="19.7cm">
          <text:p text:style-name="P1">Envia 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5cm" svg:height="3.4cm" svg:x="8.2cm" svg:y="23.1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1cm" svg:height="2.4cm" svg:x="1.5cm" svg:y="23.4cm">
          <text:p text:style-name="P1">Motoboy aceita</text:p>
          <text:p text:style-name="P1">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9.6cm" svg:y1="26.6cm" svg:x2="8.1cm" svg:y2="27.5cm">
          <text:p/>
        </draw:line>
        <draw:custom-shape draw:style-name="gr19" draw:text-style-name="P1" draw:layer="layout" svg:width="3.8cm" svg:height="1.6cm" svg:x="16cm" svg:y="26.9cm">
          <text:p text:style-name="P1">ACE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7.8cm" svg:y1="24.7cm" svg:x2="8.9cm" svg:y2="25cm">
          <text:p/>
        </draw:line>
        <draw:line draw:style-name="gr16" draw:text-style-name="P2" draw:layer="layout" svg:x1="11.1cm" svg:y1="25cm" svg:x2="13.7cm" svg:y2="24.9cm">
          <text:p/>
        </draw:line>
        <draw:custom-shape draw:style-name="gr20" draw:text-style-name="P1" draw:layer="layout" svg:width="6.5cm" svg:height="1.5cm" svg:x="1.4cm" svg:y="26.9cm">
          <text:p text:style-name="P1">REJE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1cm" svg:height="2.4cm" svg:x="13.9cm" svg:y="23.4cm">
          <text:p text:style-name="P1">Registra </text:p>
          <text:p text:style-name="P1">somewere </text:p>
          <text:p text:style-name="P1">somew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7.5cm" svg:y1="25.9cm" svg:x2="17.9cm" svg:y2="26.9cm">
          <text:p/>
        </draw:line>
        <draw:line draw:style-name="gr23" draw:text-style-name="P2" draw:layer="layout" svg:x1="1cm" svg:y1="6.8cm" svg:x2="20cm" svg:y2="6.7cm">
          <text:p/>
        </draw:line>
        <draw:line draw:style-name="gr23" draw:text-style-name="P2" draw:layer="layout" svg:x1="1cm" svg:y1="11.4cm" svg:x2="20cm" svg:y2="11.3cm">
          <text:p/>
        </draw:line>
        <draw:line draw:style-name="gr23" draw:text-style-name="P2" draw:layer="layout" svg:x1="1cm" svg:y1="18.7cm" svg:x2="20cm" svg:y2="18.6cm">
          <text:p/>
        </draw:line>
        <draw:line draw:style-name="gr23" draw:text-style-name="P2" draw:layer="layout" svg:x1="1cm" svg:y1="23cm" svg:x2="20cm" svg:y2="22.9cm">
          <text:p/>
        </draw:line>
        <draw:line draw:style-name="gr12" draw:text-style-name="P2" draw:layer="layout" svg:x1="12.5cm" svg:y1="16.8cm" svg:x2="10.6cm" svg:y2="24.6cm">
          <text:p/>
        </draw:line>
        <draw:line draw:style-name="gr9" draw:text-style-name="P2" draw:layer="layout" svg:x1="7.5cm" svg:y1="14.7cm" svg:x2="8.4cm" svg:y2="14.9cm">
          <text:p/>
        </draw:line>
        <draw:custom-shape draw:style-name="gr24" draw:text-style-name="P1" xml:id="id5" draw:id="id5" draw:layer="layout" svg:width="4.7cm" svg:height="2.9cm" svg:x="14.88cm" svg:y="13.511cm">
          <text:p text:style-name="P1">Limpa </text:p>
          <text:p text:style-name="P1">oportunidades </text:p>
          <text:p text:style-name="P1">perdidas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svg:x1="11.3cm" svg:y1="13.5cm" svg:x2="17.23cm" svg:y2="13.511cm" draw:start-shape="id4" draw:end-shape="id5" draw:end-glue-point="0" svg:d="M11300 13500c0-751 5930-757 5930 11" svg:viewBox="0 0 5931 576">
          <text:p/>
        </draw:connector>
        <draw:connector draw:style-name="gr22" draw:text-style-name="P2" draw:layer="layout" draw:type="curve" svg:x1="17.23cm" svg:y1="16.411cm" svg:x2="11.3cm" svg:y2="16.5cm" draw:start-shape="id5" draw:start-glue-point="2" draw:end-shape="id4" svg:d="M17230 16411c0 885-5930 840-5930 89" svg:viewBox="0 0 5931 659">
          <text:p/>
        </draw:connector>
      </draw:page>
      <draw:page draw:name="page4" draw:style-name="dp1" draw:master-page-name="Padrão">
        <draw:custom-shape draw:style-name="gr7" draw:text-style-name="P1" draw:layer="layout" svg:width="7.5cm" svg:height="0.6cm" svg:x="6.4cm" svg:y="1cm">
          <text:p text:style-name="P1">Front end motoboy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8cm" svg:height="2.9cm" svg:x="1.6cm" svg:y="4.8cm">
          <text:p text:style-name="P1">Pede Oportunidade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6.5cm" svg:height="3cm" svg:x="4.1cm" svg:y="24.9cm">
          <text:p text:style-name="P1">Ordem</text:p>
          <text:p text:style-name="P1">(Na qual o parceiro </text:p>
          <text:p text:style-name="P1">esta trabalhando)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3.5cm" svg:height="3.4cm" svg:x="11.5cm" svg:y="4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14.2cm" svg:y1="7.4cm" svg:x2="15.3cm" svg:y2="8.6cm">
          <text:p/>
        </draw:line>
        <draw:connector draw:style-name="gr27" draw:text-style-name="P2" draw:layer="layout" draw:type="curve" svg:x1="11.5cm" svg:y1="7.4cm" svg:x2="6.9cm" svg:y2="10.15cm" draw:start-shape="id6" draw:start-glue-point="6" draw:end-shape="id7" draw:end-glue-point="1" svg:d="M11500 7400c-3450 0-1150 2750-4600 2750" svg:viewBox="0 0 4601 2751">
          <text:p/>
        </draw:connector>
        <draw:line draw:style-name="gr9" draw:text-style-name="P2" draw:layer="layout" svg:x1="7.3cm" svg:y1="6.3cm" svg:x2="12cm" svg:y2="6.2cm">
          <text:p/>
        </draw:line>
        <draw:custom-shape draw:style-name="gr28" draw:text-style-name="P1" draw:layer="layout" svg:width="6.9cm" svg:height="2cm" svg:x="2cm" svg:y="21.9cm">
          <text:p text:style-name="P1">Exige tela de tarefa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9.1cm" svg:height="1.8cm" svg:x="10.4cm" svg:y="8.6cm">
          <text:p text:style-name="P1">Notificar no android som e texto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cm" svg:y1="10.5cm" svg:x2="15.7cm" svg:y2="11.4cm">
          <text:p/>
        </draw:line>
        <draw:custom-shape draw:style-name="gr30" draw:text-style-name="P1" draw:layer="layout" svg:width="8.6cm" svg:height="1.1cm" svg:x="11cm" svg:y="11.3cm">
          <text:p text:style-name="P1">Exibir tela aceitar ou recusa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7cm" svg:height="1.3cm" svg:x="13.1cm" svg:y="17.6cm">
          <text:p text:style-name="P1">Informar servidor</text:p>
          <draw:enhanced-geometry svg:viewBox="0 0 21600 21600" draw:type="rectangle" draw:enhanced-path="M 0 0 L 21600 0 21600 21600 0 21600 0 0 Z N"/>
        </draw:custom-shape>
        <draw:custom-shape draw:style-name="gr32" draw:text-style-name="P1" xml:id="id8" draw:id="id8" draw:layer="layout" svg:width="4.1cm" svg:height="3.3cm" svg:x="15.2cm" svg:y="12.9cm">
          <text:p text:style-name="P1">Aceitou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17.1cm" svg:y1="16.2cm" svg:x2="17.6cm" svg:y2="17.4cm">
          <text:p/>
        </draw:line>
        <draw:line draw:style-name="gr9" draw:text-style-name="P2" draw:layer="layout" svg:x1="15.6cm" svg:y1="12.5cm" svg:x2="16.3cm" svg:y2="14cm">
          <text:p/>
        </draw:line>
        <draw:connector draw:style-name="gr27" draw:text-style-name="P2" draw:layer="layout" draw:type="curve" svg:x1="15.2cm" svg:y1="16.2cm" svg:x2="4.7cm" svg:y2="11.1cm" draw:start-shape="id8" draw:start-glue-point="6" draw:end-shape="id7" draw:end-glue-point="2" svg:d="M15200 16200c-7000 0-10500-1700-10500-5100" svg:viewBox="0 0 10501 5101">
          <text:p/>
        </draw:connector>
        <draw:custom-shape draw:style-name="gr33" draw:text-style-name="P1" xml:id="id9" draw:id="id9" draw:layer="layout" svg:width="4.4cm" svg:height="3.3cm" svg:x="15.3cm" svg:y="20.5cm">
          <text:p text:style-name="P1">Aceitou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7.1cm" svg:y1="19cm" svg:x2="17.5cm" svg:y2="20.4cm">
          <text:p/>
        </draw:line>
        <draw:line draw:style-name="gr16" draw:text-style-name="P2" draw:layer="layout" svg:x1="17.7cm" svg:y1="23.81cm" svg:x2="17.7cm" svg:y2="25.41cm">
          <text:p/>
        </draw:line>
        <draw:connector draw:style-name="gr27" draw:text-style-name="P2" draw:layer="layout" draw:type="curve" svg:x1="16.4cm" svg:y1="22.15cm" svg:x2="4.7cm" svg:y2="11.1cm" draw:start-shape="id9" draw:start-glue-point="5" draw:end-shape="id7" draw:end-glue-point="2" svg:d="M16400 22150c-7800 0-11700-3683-11700-11050" svg:viewBox="0 0 11701 11051">
          <text:p/>
        </draw:connector>
        <draw:custom-shape draw:style-name="gr31" draw:text-style-name="P1" draw:layer="layout" svg:width="7cm" svg:height="1.3cm" svg:x="12.7cm" svg:y="25.5cm">
          <text:p text:style-name="P1">Registrar Ordem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6cm" svg:y1="25.5cm" svg:x2="8.7cm" svg:y2="23.4cm">
          <text:p/>
        </draw:line>
        <draw:line draw:style-name="gr34" draw:text-style-name="P2" draw:layer="layout" svg:x1="12.5cm" svg:y1="26.4cm" svg:x2="10.8cm" svg:y2="26.5cm">
          <text:p/>
        </draw:line>
        <draw:custom-shape draw:style-name="gr35" draw:text-style-name="P1" xml:id="id7" draw:id="id7" draw:layer="layout" svg:width="4.4cm" svg:height="1.9cm" svg:x="2.5cm" svg:y="9.2cm">
          <text:p text:style-name="P1">DEL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7cm" svg:y1="9.2cm" svg:x2="4.6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7:44:27.208000000</meta:creation-date>
    <dc:date>2017-06-28T19:34:49.486000000</dc:date>
    <meta:editing-duration>PT12M11S</meta:editing-duration>
    <meta:editing-cycles>4</meta:editing-cycles>
    <meta:generator>LibreOffice/5.1.6.2$Windows_x86 LibreOffice_project/07ac168c60a517dba0f0d7bc7540f5afa45f0909</meta:generator>
    <meta:document-statistic meta:object-count="67"/>
  </office:meta>
</office:document-meta>
</file>